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2pt"/>
    </style:style>
    <style:style style:name="co3" style:family="table-column">
      <style:table-column-properties fo:break-before="auto" style:column-width="72.85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62.05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124.75pt"/>
    </style:style>
    <style:style style:name="co9" style:family="table-column">
      <style:table-column-properties fo:break-before="auto" style:column-width="83.2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83.99pt"/>
    </style:style>
    <style:style style:name="co12" style:family="table-column">
      <style:table-column-properties fo:break-before="auto" style:column-width="105.96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123.96pt"/>
    </style:style>
    <style:style style:name="co15" style:family="table-column">
      <style:table-column-properties fo:break-before="auto" style:column-width="108.31pt"/>
    </style:style>
    <style:style style:name="co16" style:family="table-column">
      <style:table-column-properties fo:break-before="auto" style:column-width="98.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ff6600" fo:border="0.06pt solid #000000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8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order-bottom="0.06pt solid #000000" fo:background-color="#ff6600" fo:border-left="none" fo:border-right="none" fo:border-top="none"/>
    </style:style>
    <style:style style:name="ce12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2"/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fo:background-color="#66ffff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order-bottom="none" fo:border-left="0.06pt solid #000000" fo:border-right="none" fo:border-top="none"/>
    </style:style>
    <style:style style:name="ce3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6" style:family="table-cell" style:parent-style-name="Default" style:data-style-name="N2">
      <style:table-cell-properties fo:background-color="#cc00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icrocycl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" table:number-columns-repeated="3"/>
          <table:table-cell table:style-name="ce6" office:value-type="string" calcext:value-type="string">
            <text:p>Peak</text:p>
          </table:table-cell>
          <table:table-cell table:style-name="ce9"/>
          <table:table-cell table:style-name="ce12"/>
        </table:table-row>
        <table:table-row table:style-name="ro1" table:number-rows-repeated="2">
          <table:table-cell table:number-columns-repeated="2"/>
          <table:table-cell table:style-name="ce2" table:number-columns-repeated="4"/>
          <table:table-cell table:style-name="ce7"/>
          <table:table-cell table:style-name="ce10"/>
          <table:table-cell table:style-name="ce13"/>
        </table:table-row>
        <table:table-row table:style-name="ro1">
          <table:table-cell table:number-columns-repeated="2"/>
          <table:table-cell table:style-name="ce3" office:value-type="string" calcext:value-type="string">
            <text:p>DAY 1</text:p>
          </table:table-cell>
          <table:table-cell table:style-name="ce3" office:value-type="string" calcext:value-type="string">
            <text:p>Day 2</text:p>
          </table:table-cell>
          <table:table-cell table:style-name="ce3" office:value-type="string" calcext:value-type="string">
            <text:p>Day 3</text:p>
          </table:table-cell>
          <table:table-cell table:style-name="ce3" office:value-type="string" calcext:value-type="string">
            <text:p>Day 4</text:p>
          </table:table-cell>
          <table:table-cell table:style-name="ce4" office:value-type="string" calcext:value-type="string">
            <text:p>Day 5</text:p>
          </table:table-cell>
          <table:table-cell table:style-name="ce4" office:value-type="string" calcext:value-type="string">
            <text:p>Day 6</text:p>
          </table:table-cell>
          <table:table-cell table:style-name="ce4" office:value-type="string" calcext:value-type="string">
            <text:p>Day 7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U</text:p>
          </table:table-cell>
          <table:table-cell table:style-name="ce3" office:value-type="string" calcext:value-type="string">
            <text:p>MO</text:p>
          </table:table-cell>
          <table:table-cell table:style-name="ce3" office:value-type="string" calcext:value-type="string">
            <text:p>TUE</text:p>
          </table:table-cell>
          <table:table-cell table:style-name="ce4" office:value-type="string" calcext:value-type="string">
            <text:p>WED</text:p>
          </table:table-cell>
          <table:table-cell table:style-name="ce4" office:value-type="string" calcext:value-type="string">
            <text:p>TH</text:p>
          </table:table-cell>
          <table:table-cell table:style-name="ce4"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style-name="ce3" office:value-type="string" calcext:value-type="string">
            <text:p>Jumping Variations</text:p>
          </table:table-cell>
          <table:table-cell table:style-name="ce3"/>
          <table:table-cell table:style-name="ce3" office:value-type="string" calcext:value-type="string">
            <text:p>Jumping Stand</text:p>
          </table:table-cell>
          <table:table-cell table:style-name="ce3"/>
          <table:table-cell table:style-name="ce4"/>
          <table:table-cell table:style-name="ce4" office:value-type="string" calcext:value-type="string">
            <text:p>Jumping Run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3" table:number-columns-repeated="4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OLY</text:p>
          </table:table-cell>
          <table:table-cell table:style-name="ce3" office:value-type="string" calcext:value-type="string">
            <text:p>Snatch 2er</text:p>
          </table:table-cell>
          <table:table-cell table:style-name="ce5" office:value-type="string" calcext:value-type="string">
            <text:p>Clean 2er</text:p>
          </table:table-cell>
          <table:table-cell table:style-name="ce5" office:value-type="string" calcext:value-type="string">
            <text:p>Complex Drop Snatch </text:p>
          </table:table-cell>
          <table:table-cell table:style-name="ce3" office:value-type="string" calcext:value-type="string">
            <text:p>Snatch 1er</text:p>
          </table:table-cell>
          <table:table-cell table:style-name="ce4" office:value-type="string" calcext:value-type="string">
            <text:p>Clean Single</text:p>
          </table:table-cell>
          <table:table-cell table:style-name="ce4" office:value-type="string" calcext:value-type="string">
            <text:p>Clean &amp; Jerk</text:p>
          </table:table-cell>
          <table:table-cell table:style-name="ce4"/>
        </table:table-row>
        <table:table-row table:style-name="ro1" table:number-rows-repeated="2">
          <table:table-cell table:number-columns-repeated="2"/>
          <table:table-cell table:style-name="ce3" table:number-columns-repeated="4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 table:style-name="ce3"/>
          <table:table-cell table:style-name="ce3" office:value-type="string" calcext:value-type="string">
            <text:p>Push Press</text:p>
          </table:table-cell>
          <table:table-cell table:style-name="ce3"/>
          <table:table-cell table:style-name="ce3" office:value-type="string" calcext:value-type="string">
            <text:p>Jerk 2er</text:p>
          </table:table-cell>
          <table:table-cell table:style-name="ce4"/>
          <table:table-cell office:value-type="string" calcext:value-type="string">
            <text:p>(JERK)</text:p>
          </table:table-cell>
          <table:table-cell table:style-name="ce4" office:value-type="string" calcext:value-type="string">
            <text:p>REC</text:p>
          </table:table-cell>
        </table:table-row>
        <table:table-row table:style-name="ro1">
          <table:table-cell table:number-columns-repeated="2"/>
          <table:table-cell table:style-name="ce3" table:number-columns-repeated="4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SQUATS</text:p>
          </table:table-cell>
          <table:table-cell table:style-name="ce4" office:value-type="string" calcext:value-type="string">
            <text:p>Paused Backsquat</text:p>
          </table:table-cell>
          <table:table-cell table:style-name="ce3"/>
          <table:table-cell table:style-name="ce4" office:value-type="string" calcext:value-type="string">
            <text:p><text:s/>Backsquat</text:p>
          </table:table-cell>
          <table:table-cell table:style-name="ce3"/>
          <table:table-cell table:style-name="ce3" office:value-type="string" calcext:value-type="string">
            <text:p>Front Squat</text:p>
          </table:table-cell>
          <table:table-cell table:style-name="ce4" table:number-columns-repeated="2"/>
        </table:table-row>
        <table:table-row table:style-name="ro1">
          <table:table-cell table:number-columns-repeated="2"/>
          <table:table-cell table:style-name="ce3" table:number-columns-repeated="4"/>
          <table:table-cell table:style-name="ce4" table:number-columns-repeated="3"/>
        </table:table-row>
        <table:table-row table:style-name="ro1">
          <table:table-cell/>
          <table:table-cell office:value-type="string" calcext:value-type="string">
            <text:p>PULLS</text:p>
          </table:table-cell>
          <table:table-cell table:style-name="ce3"/>
          <table:table-cell table:style-name="ce4" office:value-type="string" calcext:value-type="string">
            <text:p>Defizit Deadlift</text:p>
          </table:table-cell>
          <table:table-cell table:style-name="ce3"/>
          <table:table-cell table:style-name="ce3" office:value-type="string" calcext:value-type="string">
            <text:p>SLDL</text:p>
          </table:table-cell>
          <table:table-cell table:style-name="ce4"/>
          <table:table-cell table:style-name="ce3" office:value-type="string" calcext:value-type="string">
            <text:p>Deadlift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table:number-columns-repeated="4"/>
          <table:table-cell table:style-name="ce7"/>
          <table:table-cell table:style-name="ce10"/>
          <table:table-cell table:style-name="ce1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7"/>
          <table:table-cell table:style-name="ce10"/>
          <table:table-cell table:style-name="ce13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style-name="ce7"/>
          <table:table-cell table:style-name="ce10"/>
          <table:table-cell table:style-name="ce13"/>
        </table:table-row>
        <table:table-row table:style-name="ro1">
          <table:table-cell table:number-columns-repeated="2"/>
          <table:table-cell table:style-name="ce2" table:number-columns-repeated="4"/>
          <table:table-cell table:style-name="ce8"/>
          <table:table-cell table:style-name="ce11"/>
          <table:table-cell table:style-name="ce1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4"/>
          <table:table-cell/>
          <table:table-cell table:style-name="ce3"/>
          <table:table-cell table:style-name="ce1" office:value-type="string" calcext:value-type="string">
            <text:p>keep lowest volume here!</text:p>
          </table:table-cell>
          <table:table-cell table:style-name="ce1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nd highest specificty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CH Movement section has 2 PR PEAKING cycles and 1 Strength Blo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is leads to recovery strength block in the PR wea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herefore maybe a strength block can be added directly after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umping is kept on strength besides last cycle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he Push movement isnt favoured strongly in this program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ficit maybe pulled for standard pulls someday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f the training day are kept mainly in one week the muscle and strength losses should be minimal</text:p>
          </table:table-cell>
          <table:table-cell table:style-name="ce1" table:number-columns-repeated="4"/>
          <table:table-cell table:number-columns-repeated="2"/>
        </table:table-row>
      </table:table>
      <table:table table:name="1RM Table" table:style-name="ta1">
        <table:table-column table:style-name="co8" table:default-cell-style-name="Default"/>
        <table:table-column table:style-name="co9" table:default-cell-style-name="ce18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2">
          <table:table-cell table:style-name="ce15"/>
          <table:table-cell table:style-name="ce19" office:value-type="string" calcext:value-type="string">
            <text:p>1RM</text:p>
          </table:table-cell>
          <table:table-cell office:value-type="string" calcext:value-type="string">
            <text:p>Paused</text:p>
          </table:table-cell>
        </table:table-row>
        <table:table-row table:style-name="ro2">
          <table:table-cell table:style-name="ce15" office:value-type="string" calcext:value-type="string">
            <text:p>Deadlift</text:p>
          </table:table-cell>
          <table:table-cell table:style-name="ce20" table:formula="of:=175/[.B36]" office:value-type="float" office:value="198.863636363636" calcext:value-type="float">
            <text:p>198.86</text:p>
          </table:table-cell>
          <table:table-cell/>
        </table:table-row>
        <table:table-row table:style-name="ro2">
          <table:table-cell table:style-name="ce15" office:value-type="string" calcext:value-type="string">
            <text:p>Push Press</text:p>
          </table:table-cell>
          <table:table-cell table:style-name="ce19" table:formula="of:=95/[.B34]" office:value-type="float" office:value="102.150537634409" calcext:value-type="float">
            <text:p>102.15</text:p>
          </table:table-cell>
          <table:table-cell/>
        </table:table-row>
        <table:table-row table:style-name="ro2">
          <table:table-cell table:style-name="ce15" office:value-type="string" calcext:value-type="string">
            <text:p>Jerk</text:p>
          </table:table-cell>
          <table:table-cell table:style-name="ce21" table:formula="of:=115/[.B33]" office:value-type="float" office:value="119.791666666667" calcext:value-type="float">
            <text:p>119.79</text:p>
          </table:table-cell>
          <table:table-cell/>
        </table:table-row>
        <table:table-row table:style-name="ro2">
          <table:table-cell table:style-name="ce15" office:value-type="string" calcext:value-type="string">
            <text:p>Press</text:p>
          </table:table-cell>
          <table:table-cell table:style-name="ce19" office:value-type="float" office:value="72.5" calcext:value-type="float">
            <text:p>72.50</text:p>
          </table:table-cell>
          <table:table-cell/>
        </table:table-row>
        <table:table-row table:style-name="ro2">
          <table:table-cell table:style-name="ce15" office:value-type="string" calcext:value-type="string">
            <text:p>OVS</text:p>
          </table:table-cell>
          <table:table-cell table:style-name="ce22" table:formula="of:=82.5/[.B35]" office:value-type="float" office:value="91.6666666666667" calcext:value-type="float">
            <text:p>91.67</text:p>
          </table:table-cell>
          <table:table-cell/>
        </table:table-row>
        <table:table-row table:style-name="ro2">
          <table:table-cell table:style-name="ce15" office:value-type="string" calcext:value-type="string">
            <text:p>Back Squat</text:p>
          </table:table-cell>
          <table:table-cell table:style-name="ce19" office:value-type="float" office:value="160" calcext:value-type="float">
            <text:p>160.00</text:p>
          </table:table-cell>
          <table:table-cell table:formula="of:=[.B9]*0.9" office:value-type="float" office:value="144" calcext:value-type="float">
            <text:p>144</text:p>
          </table:table-cell>
        </table:table-row>
        <table:table-row table:style-name="ro2">
          <table:table-cell table:style-name="ce15" office:value-type="string" calcext:value-type="string">
            <text:p>Front Squat</text:p>
          </table:table-cell>
          <table:table-cell table:style-name="ce19" table:formula="of:=130/[.B34]" office:value-type="float" office:value="139.784946236559" calcext:value-type="float">
            <text:p>139.78</text:p>
          </table:table-cell>
          <table:table-cell table:formula="of:=[.B10]*0.9" office:value-type="float" office:value="125.806451612903" calcext:value-type="float">
            <text:p>125.806451612903</text:p>
          </table:table-cell>
        </table:table-row>
        <table:table-row table:style-name="ro2">
          <table:table-cell table:style-name="ce15" office:value-type="string" calcext:value-type="string">
            <text:p>Clean</text:p>
          </table:table-cell>
          <table:table-cell table:style-name="ce19" office:value-type="float" office:value="110" calcext:value-type="float">
            <text:p>110.00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Pull</text:p>
          </table:table-cell>
          <table:table-cell table:style-name="ce19" table:formula="of:=115/[.B34]" office:value-type="float" office:value="123.655913978495" calcext:value-type="float">
            <text:p>123.66</text:p>
          </table:table-cell>
          <table:table-cell/>
        </table:table-row>
        <table:table-row table:style-name="ro2">
          <table:table-cell table:style-name="ce15" office:value-type="string" calcext:value-type="string">
            <text:p>Snatch</text:p>
          </table:table-cell>
          <table:table-cell table:style-name="ce19" office:value-type="float" office:value="80" calcext:value-type="float">
            <text:p>80.00</text:p>
          </table:table-cell>
          <table:table-cell/>
        </table:table-row>
        <table:table-row table:style-name="ro2">
          <table:table-cell table:style-name="ce15" office:value-type="string" calcext:value-type="string">
            <text:p>Snatch pull</text:p>
          </table:table-cell>
          <table:table-cell table:style-name="ce19" table:formula="of:=102.5/[.B34]" office:value-type="float" office:value="110.215053763441" calcext:value-type="float">
            <text:p>110.22</text:p>
          </table:table-cell>
          <table:table-cell/>
        </table:table-row>
        <table:table-row table:style-name="ro2">
          <table:table-cell table:style-name="ce15" office:value-type="string" calcext:value-type="string">
            <text:p>Power Clean</text:p>
          </table:table-cell>
          <table:table-cell table:style-name="ce19" table:formula="of:=0.95*[.B11]" office:value-type="float" office:value="104.5" calcext:value-type="float">
            <text:p>104.50</text:p>
          </table:table-cell>
          <table:table-cell/>
        </table:table-row>
        <table:table-row table:style-name="ro2">
          <table:table-cell table:style-name="ce15" office:value-type="string" calcext:value-type="string">
            <text:p>Power Snatch</text:p>
          </table:table-cell>
          <table:table-cell table:style-name="ce19" table:formula="of:=75/[.B33]" office:value-type="float" office:value="78.125" calcext:value-type="float">
            <text:p>78.13</text:p>
          </table:table-cell>
          <table:table-cell/>
        </table:table-row>
        <table:table-row table:style-name="ro2">
          <table:table-cell table:style-name="ce15" office:value-type="string" calcext:value-type="string">
            <text:p>CG Deficit Deadlift</text:p>
          </table:table-cell>
          <table:table-cell table:style-name="ce23" table:formula="of:=125/[.B35]" office:value-type="float" office:value="138.888888888889" calcext:value-type="float">
            <text:p>138.89</text:p>
          </table:table-cell>
          <table:table-cell/>
        </table:table-row>
        <table:table-row table:style-name="ro2">
          <table:table-cell table:style-name="ce15" office:value-type="string" calcext:value-type="string">
            <text:p>Snatch Deadlift</text:p>
          </table:table-cell>
          <table:table-cell table:style-name="ce19" table:formula="of:=150/[.B34]" office:value-type="float" office:value="161.290322580645" calcext:value-type="float">
            <text:p>161.29</text:p>
          </table:table-cell>
          <table:table-cell/>
        </table:table-row>
        <table:table-row table:style-name="ro2">
          <table:table-cell table:style-name="ce15" office:value-type="string" calcext:value-type="string">
            <text:p>Paused Deadlift/ Stiff Leg</text:p>
          </table:table-cell>
          <table:table-cell table:style-name="ce19" table:formula="of:=0.6*[.B4]" office:value-type="float" office:value="119.318181818182" calcext:value-type="float">
            <text:p>119.32</text:p>
          </table:table-cell>
          <table:table-cell/>
        </table:table-row>
        <table:table-row table:style-name="ro2">
          <table:table-cell table:style-name="ce15" office:value-type="string" calcext:value-type="string">
            <text:p>Clean Combination</text:p>
          </table:table-cell>
          <table:table-cell table:style-name="ce19" table:formula="of:=0.85*[.B11]" office:value-type="float" office:value="93.5" calcext:value-type="float">
            <text:p>93.50</text:p>
          </table:table-cell>
          <table:table-cell/>
        </table:table-row>
        <table:table-row table:style-name="ro2">
          <table:table-cell table:style-name="ce15" office:value-type="string" calcext:value-type="string">
            <text:p>Snatch Combination</text:p>
          </table:table-cell>
          <table:table-cell table:style-name="ce19" table:formula="of:=0.85*[.B13]" office:value-type="float" office:value="68" calcext:value-type="float">
            <text:p>68.00</text:p>
          </table:table-cell>
          <table:table-cell/>
        </table:table-row>
        <table:table-row table:style-name="ro2">
          <table:table-cell table:style-name="ce16" office:value-type="string" calcext:value-type="string">
            <text:p>Burn Squat</text:p>
          </table:table-cell>
          <table:table-cell table:style-name="ce24" table:formula="of:=0.6*[.B9]" office:value-type="float" office:value="96" calcext:value-type="float">
            <text:p>96.00</text:p>
          </table:table-cell>
          <table:table-cell/>
        </table:table-row>
        <table:table-row table:style-name="ro2">
          <table:table-cell table:style-name="ce16" office:value-type="string" calcext:value-type="string">
            <text:p>Clean and Jerk</text:p>
          </table:table-cell>
          <table:table-cell table:style-name="ce24" office:value-type="float" office:value="107.5" calcext:value-type="float">
            <text:p>107.50</text:p>
          </table:table-cell>
          <table:table-cell/>
        </table:table-row>
        <table:table-row table:style-name="ro2">
          <table:table-cell table:style-name="ce16" office:value-type="string" calcext:value-type="string">
            <text:p>SLDL</text:p>
          </table:table-cell>
          <table:table-cell table:style-name="ce24" table:formula="of:=195/[.B36]" office:value-type="float" office:value="221.590909090909" calcext:value-type="float">
            <text:p>221.59</text:p>
          </table:table-cell>
          <table:table-cell/>
        </table:table-row>
        <table:table-row table:style-name="ro2" table:number-rows-repeated="4">
          <table:table-cell table:style-name="ce16"/>
          <table:table-cell table:style-name="ce24"/>
          <table:table-cell/>
        </table:table-row>
        <table:table-row table:style-name="ro2" table:number-rows-repeated="2">
          <table:table-cell table:style-name="ce17"/>
          <table:table-cell table:style-name="ce25"/>
          <table:table-cell/>
        </table:table-row>
        <table:table-row table:style-name="ro2">
          <table:table-cell table:style-name="ce16"/>
          <table:table-cell table:style-name="ce24" office:value-type="string" calcext:value-type="string">
            <text:p>1 Rep Max Table</text:p>
          </table:table-cell>
          <table:table-cell/>
        </table:table-row>
        <table:table-row table:style-name="ro2">
          <table:table-cell table:style-name="ce16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/>
        </table:table-row>
        <table:table-row table:style-name="ro2">
          <table:table-cell table:style-name="ce16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/>
        </table:table-row>
        <table:table-row table:style-name="ro2">
          <table:table-cell table:style-name="ce16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/>
        </table:table-row>
        <table:table-row table:style-name="ro2">
          <table:table-cell table:style-name="ce16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/>
        </table:table-row>
        <table:table-row table:style-name="ro2">
          <table:table-cell table:style-name="ce16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/>
        </table:table-row>
        <table:table-row table:style-name="ro2">
          <table:table-cell table:style-name="ce16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/>
        </table:table-row>
        <table:table-row table:style-name="ro2">
          <table:table-cell table:style-name="ce16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/>
        </table:table-row>
        <table:table-row table:style-name="ro2">
          <table:table-cell table:style-name="ce16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/>
        </table:table-row>
        <table:table-row table:style-name="ro2">
          <table:table-cell table:style-name="ce16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/>
        </table:table-row>
        <table:table-row table:style-name="ro2">
          <table:table-cell table:style-name="ce16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/>
        </table:table-row>
        <table:table-row table:style-name="ro1" table:number-rows-repeated="104853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quats" table:style-name="ta1">
        <table:table-column table:style-name="co1" table:number-columns-repeated="3" table:default-cell-style-name="ce26"/>
        <table:table-column table:style-name="co2" table:default-cell-style-name="ce26"/>
        <table:table-column table:style-name="co1" table:number-columns-repeated="2" table:default-cell-style-name="ce26"/>
        <table:table-column table:style-name="co1" table:default-cell-style-name="ce30"/>
        <table:table-column table:style-name="co10" table:default-cell-style-name="ce30"/>
        <table:table-column table:style-name="co1" table:number-columns-repeated="2" table:default-cell-style-name="ce26"/>
        <table:table-column table:style-name="co1" table:default-cell-style-name="ce30"/>
        <table:table-column table:style-name="co1" table:number-columns-repeated="1013" table:default-cell-style-name="ce26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number-columns-repeated="2"/>
          <table:table-cell table:style-name="ce31"/>
          <table:table-cell table:number-columns-repeated="1017"/>
        </table:table-row>
        <table:table-row table:style-name="ro1">
          <table:table-cell/>
          <table:table-cell table:style-name="ce27" office:value-type="string" calcext:value-type="string">
            <text:p>VOLUME +</text:p>
          </table:table-cell>
          <table:table-cell/>
          <table:table-cell office:value-type="string" calcext:value-type="string">
            <text:p>Backsquat Volume</text:p>
          </table:table-cell>
          <table:table-cell table:style-name="ce27" office:value-type="string" calcext:value-type="string">
            <text:p>Set</text:p>
          </table:table-cell>
          <table:table-cell table:style-name="ce27" office:value-type="string" calcext:value-type="string">
            <text:p>Rep</text:p>
          </table:table-cell>
          <table:table-cell table:style-name="ce31"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7" table:number-columns-repeated="2"/>
          <table:table-cell table:style-name="ce31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7]*[.F7]" office:value-type="float" office:value="18" calcext:value-type="float">
            <text:p>1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31" table:formula="of:=[.H7]*[$'1RM Table'.$B$37]" office:value-type="float" office:value="0.7482" calcext:value-type="float">
            <text:p>0.75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7]*['1RM Table'.$B$9]" office:value-type="float" office:value="119.712" calcext:value-type="float">
            <text:p>119.7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8]*[.F8]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31" table:formula="of:=[.H8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8]*['1RM Table'.$B$9]" office:value-type="float" office:value="133.056" calcext:value-type="float">
            <text:p>133.06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9]*[.F9]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[.H9]*[$'1RM Table'.$B$35]" office:value-type="float" office:value="0.9" calcext:value-type="float">
            <text:p>0.90</text:p>
          </table:table-cell>
          <table:table-cell table:formula="of:=[.H10]-0.05" office:value-type="float" office:value="1" calcext:value-type="float">
            <text:p>1.00</text:p>
          </table:table-cell>
          <table:table-cell table:number-columns-repeated="2"/>
          <table:table-cell table:formula="of:=[.G9]*['1RM Table'.$B$9]" office:value-type="float" office:value="144" calcext:value-type="float">
            <text:p>144.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0]*[.F10]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[.H10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0]*['1RM Table'.$B$9]" office:value-type="float" office:value="156.24" calcext:value-type="float">
            <text:p>156.2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7" table:number-columns-repeated="2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28" office:value-type="string" calcext:value-type="string">
            <text:p>VOLUME </text:p>
          </table:table-cell>
          <table:table-cell/>
          <table:table-cell office:value-type="string" calcext:value-type="string">
            <text:p>Front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5]*[.F15]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[.H15]*[$'1RM Table'.$B$35]" office:value-type="float" office:value="0.783" calcext:value-type="float">
            <text:p>0.78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15]*['1RM Table'.$B$10]" office:value-type="float" office:value="109.451612903226" calcext:value-type="float">
            <text:p>109.4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6]*[.F16]" office:value-type="float" office:value="9" calcext:value-type="float">
            <text:p>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31" table:formula="of:=[.H16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6]*['1RM Table'.$B$10]" office:value-type="float" office:value="122.85" calcext:value-type="float">
            <text:p>122.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7]*[.F17]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7]*[$'1RM Table'.$B$33]" office:value-type="float" office:value="0.96" calcext:value-type="float">
            <text:p>0.96</text:p>
          </table:table-cell>
          <table:table-cell table:formula="of:=[.H18]-0.05" office:value-type="float" office:value="1" calcext:value-type="float">
            <text:p>1.00</text:p>
          </table:table-cell>
          <table:table-cell table:number-columns-repeated="2"/>
          <table:table-cell table:formula="of:=[.G17]*['1RM Table'.$B$10]" office:value-type="float" office:value="134.193548387097" calcext:value-type="float">
            <text:p>134.1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 table:formula="of:=[.H18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8]*['1RM Table'.$B$10]" office:value-type="float" office:value="146.774193548387" calcext:value-type="float">
            <text:p>146.77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29" office:value-type="string" calcext:value-type="string">
            <text:p>VOLUME ++</text:p>
          </table:table-cell>
          <table:table-cell/>
          <table:table-cell office:value-type="string" calcext:value-type="string">
            <text:p>Paused Backsqua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3]*[.F2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'1RM Table'.$C$9]*[.G23]" office:value-type="float" office:value="109.44" calcext:value-type="float">
            <text:p>109.4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4]*[.F24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23]+0.05" office:value-type="float" office:value="0.82" calcext:value-type="float">
            <text:p>0.82</text:p>
          </table:table-cell>
          <table:table-cell table:number-columns-repeated="2"/>
          <table:table-cell table:formula="of:=['1RM Table'.$C$9]*[.G24]" office:value-type="float" office:value="115.776" calcext:value-type="float">
            <text:p>115.78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5]*[.F25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24]+0.05" office:value-type="float" office:value="0.87" calcext:value-type="float">
            <text:p>0.87</text:p>
          </table:table-cell>
          <table:table-cell table:number-columns-repeated="2"/>
          <table:table-cell table:formula="of:=['1RM Table'.$C$9]*[.G25]" office:value-type="float" office:value="122.112" calcext:value-type="float">
            <text:p>122.1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6]*[.F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'1RM Table'.$C$9]*[.G26]" office:value-type="float" office:value="100.8" calcext:value-type="float">
            <text:p>100.80</text:p>
          </table:table-cell>
          <table:table-cell table:number-columns-repeated="101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natch" table:style-name="ta1">
        <table:table-column table:style-name="co1" table:default-cell-style-name="Default"/>
        <table:table-column table:style-name="co1" table:number-columns-repeated="2" table:default-cell-style-name="ce26"/>
        <table:table-column table:style-name="co11" table:default-cell-style-name="ce26"/>
        <table:table-column table:style-name="co1" table:default-cell-style-name="ce26"/>
        <table:table-column table:style-name="co4" table:default-cell-style-name="ce26"/>
        <table:table-column table:style-name="co12" table:default-cell-style-name="ce30"/>
        <table:table-column table:style-name="co13" table:default-cell-style-name="ce30"/>
        <table:table-column table:style-name="co1" table:number-columns-repeated="2" table:default-cell-style-name="ce26"/>
        <table:table-column table:style-name="co1" table:default-cell-style-name="ce30"/>
        <table:table-column table:style-name="co1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memo</text:p>
          </table:table-cell>
          <table:table-cell table:style-name="Default" office:value-type="string" calcext:value-type="string">
            <text:p>Snatch x 3</text:p>
          </table:table-cell>
          <table:table-cell table:style-name="ce32" office:value-type="string" calcext:value-type="string">
            <text:p>Snatch x2</text:p>
          </table:table-cell>
          <table:table-cell table:style-name="ce33" office:value-type="string" calcext:value-type="string">
            <text:p>Complex Drop Snatch 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3" office:value-type="string" calcext:value-type="string">
            <text:p>Complex Drop Snatch </text:p>
          </table:table-cell>
          <table:table-cell table:style-name="ce26" office:value-type="string" calcext:value-type="string">
            <text:p>Power, Drop, OVS x3</text:p>
          </table:table-cell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27" office:value-type="string" calcext:value-type="string">
            <text:p>VOLUME +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[.H8]*[$'1RM Table'.$B$37]" office:value-type="float" office:value="0.7482" calcext:value-type="float">
            <text:p>0.75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8]*['1RM Table'.$B$13]" office:value-type="float" office:value="59.856" calcext:value-type="float">
            <text:p>59.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31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'1RM Table'.$B$13]" office:value-type="float" office:value="66.528" calcext:value-type="float">
            <text:p>66.5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'1RM Table'.$B$13]" office:value-type="float" office:value="72" calcext:value-type="float">
            <text:p>72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'1RM Table'.$B$13]" office:value-type="float" office:value="78.12" calcext:value-type="float">
            <text:p>78.12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28" office:value-type="string" calcext:value-type="string">
            <text:p>VOLUME 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17]*['1RM Table'.$B$13]" office:value-type="float" office:value="66.816" calcext:value-type="float">
            <text:p>66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'1RM Table'.$B$13]" office:value-type="float" office:value="72.576" calcext:value-type="float">
            <text:p>72.5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'1RM Table'.$B$13]" office:value-type="float" office:value="80" calcext:value-type="float">
            <text:p>8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'1RM Table'.$B$13]" office:value-type="float" office:value="84" calcext:value-type="float">
            <text:p>84.00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29" office:value-type="string" calcext:value-type="string">
            <text:p>VOLUME ++</text:p>
          </table:table-cell>
          <table:table-cell/>
          <table:table-cell office:value-type="string" calcext:value-type="string">
            <text:p>Snatch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5]*['1RM Table'.$B$33]"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'1RM Table'.$B$13]" office:value-type="float" office:value="59.136" calcext:value-type="float">
            <text:p>59.1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H26]*['1RM Table'.$B$33]"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'1RM Table'.$B$13]" office:value-type="float" office:value="62.976" calcext:value-type="float">
            <text:p>62.9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H27]*['1RM Table'.$B$33]"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'1RM Table'.$B$13]" office:value-type="float" office:value="66.816" calcext:value-type="float">
            <text:p>66.8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H28]*['1RM Table'.$B$33]"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'1RM Table'.$B$13]" office:value-type="float" office:value="55.296" calcext:value-type="float">
            <text:p>55.30</text:p>
          </table:table-cell>
          <table:table-cell/>
        </table:table-row>
      </table:table>
      <table:table table:name="Clean" table:style-name="ta1">
        <table:table-column table:style-name="co1" table:default-cell-style-name="Default"/>
        <table:table-column table:style-name="co1" table:number-columns-repeated="2" table:default-cell-style-name="ce26"/>
        <table:table-column table:style-name="co11" table:default-cell-style-name="ce26"/>
        <table:table-column table:style-name="co1" table:default-cell-style-name="ce26"/>
        <table:table-column table:style-name="co4" table:default-cell-style-name="ce26"/>
        <table:table-column table:style-name="co14" table:default-cell-style-name="ce30"/>
        <table:table-column table:style-name="co13" table:default-cell-style-name="ce30"/>
        <table:table-column table:style-name="co1" table:number-columns-repeated="2" table:default-cell-style-name="ce26"/>
        <table:table-column table:style-name="co1" table:default-cell-style-name="ce30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32"/>
          <table:table-cell table:style-name="ce33"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3" office:value-type="string" calcext:value-type="string">
            <text:p>Complex Clean Pull</text:p>
          </table:table-cell>
          <table:table-cell table:style-name="ce26" office:value-type="string" calcext:value-type="string">
            <text:p>Pull, Power, Clean, Clean</text:p>
          </table:table-cell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27" office:value-type="string" calcext:value-type="string">
            <text:p>VOLUME +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[.H8]*[$'1RM Table'.$B$37]" office:value-type="float" office:value="0.7482" calcext:value-type="float">
            <text:p>0.75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8]*[$'1RM Table'.$B$11]" office:value-type="float" office:value="82.302" calcext:value-type="float">
            <text:p>82.3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31" table:formula="of:=[.H9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11]" office:value-type="float" office:value="91.476" calcext:value-type="float">
            <text:p>91.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0]*[$'1RM Table'.$B$35]" office:value-type="float" office:value="0.9" calcext:value-type="float">
            <text:p>0.90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11]" office:value-type="float" office:value="99" calcext:value-type="float">
            <text:p>99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1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11]" office:value-type="float" office:value="107.415" calcext:value-type="float">
            <text:p>107.42</text:p>
          </table:table-cell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SINGELS</text:p>
          </table:table-cell>
          <table:table-cell table:style-name="ce28" office:value-type="string" calcext:value-type="string">
            <text:p>VOLUME </text:p>
          </table:table-cell>
          <table:table-cell/>
          <table:table-cell office:value-type="string" calcext:value-type="string">
            <text:p>Clean 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H17]*[$'1RM Table'.$B$33]" office:value-type="float" office:value="0.8352" calcext:value-type="float">
            <text:p>0.84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17]*[$'1RM Table'.$B$11]" office:value-type="float" office:value="91.872" calcext:value-type="float">
            <text:p>91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H18]*[$'1RM Table'.$B$33]" office:value-type="float" office:value="0.9072" calcext:value-type="float">
            <text:p>0.91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18]*[$'1RM Table'.$B$11]" office:value-type="float" office:value="99.792" calcext:value-type="float">
            <text:p>99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H19]*[$'1RM Table'.$B$32]" office:value-type="float" office:value="1" calcext:value-type="float">
            <text:p>1.00</text:p>
          </table:table-cell>
          <table:table-cell table:formula="of:=[.H20]-0.05" office:value-type="float" office:value="1" calcext:value-type="float">
            <text:p>1.00</text:p>
          </table:table-cell>
          <table:table-cell table:number-columns-repeated="2"/>
          <table:table-cell table:formula="of:=[.G19]*[$'1RM Table'.$B$11]" office:value-type="float" office:value="110" calcext:value-type="float">
            <text:p>110.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H20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0]*[$'1RM Table'.$B$11]" office:value-type="float" office:value="115.5" calcext:value-type="float">
            <text:p>115.50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 table:style-name="ce1" office:value-type="string" calcext:value-type="string">
            <text:p>LEAVE IT</text:p>
          </table:table-cell>
          <table:table-cell table:style-name="ce29" office:value-type="string" calcext:value-type="string">
            <text:p>VOLUME ++</text:p>
          </table:table-cell>
          <table:table-cell/>
          <table:table-cell office:value-type="string" calcext:value-type="string">
            <text:p>Clean Complex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392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25]*[$'1RM Table'.$B$11]" office:value-type="float" office:value="81.312" calcext:value-type="float">
            <text:p>81.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7872" calcext:value-type="float">
            <text:p>0.79</text:p>
          </table:table-cell>
          <table:table-cell table:formula="of:=[.H25]+0.05" office:value-type="float" office:value="0.82" calcext:value-type="float">
            <text:p>0.82</text:p>
          </table:table-cell>
          <table:table-cell table:number-columns-repeated="2"/>
          <table:table-cell table:formula="of:=[.G26]*[$'1RM Table'.$B$11]" office:value-type="float" office:value="86.592" calcext:value-type="float">
            <text:p>86.5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.8352" calcext:value-type="float">
            <text:p>0.84</text:p>
          </table:table-cell>
          <table:table-cell table:formula="of:=[.H26]+0.05" office:value-type="float" office:value="0.87" calcext:value-type="float">
            <text:p>0.87</text:p>
          </table:table-cell>
          <table:table-cell table:number-columns-repeated="2"/>
          <table:table-cell table:formula="of:=[.G27]*[$'1RM Table'.$B$11]" office:value-type="float" office:value="91.872" calcext:value-type="float">
            <text:p>91.8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.6912" calcext:value-type="float">
            <text:p>0.69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8]*[$'1RM Table'.$B$11]" office:value-type="float" office:value="76.032" calcext:value-type="float">
            <text:p>76.03</text:p>
          </table:table-cell>
          <table:table-cell/>
        </table:table-row>
      </table:table>
      <table:table table:name="Push" table:style-name="ta1">
        <table:table-column table:style-name="co1" table:default-cell-style-name="ce34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32"/>
          <table:table-cell table:style-name="ce33"/>
          <table:table-cell table:number-columns-repeated="7"/>
        </table:table-row>
        <table:table-row table:style-name="ro1">
          <table:table-cell table:number-columns-repeated="5"/>
          <table:table-cell table:style-name="ce33"/>
          <table:table-cell table:style-name="ce26"/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0"/>
          <table:table-cell table:style-name="ce1" office:value-type="string" calcext:value-type="string">
            <text:p>maybe adjust to volume to program of low volume</text:p>
          </table:table-cell>
          <table:table-cell table:number-columns-repeated="2"/>
        </table:table-row>
        <table:table-row table:style-name="ro1">
          <table:table-cell table:style-name="ce35"/>
          <table:table-cell table:style-name="ce27" office:value-type="string" calcext:value-type="string">
            <text:p>VOLUME +</text:p>
          </table:table-cell>
          <table:table-cell table:style-name="ce26"/>
          <table:table-cell table:style-name="ce26" office:value-type="string" calcext:value-type="string">
            <text:p>Jerk 2er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Relative Intensity</text:p>
          </table:table-cell>
          <table:table-cell table:style-name="ce26" table:number-columns-repeated="2"/>
          <table:table-cell table:style-name="ce30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26" table:number-columns-repeated="2"/>
          <table:table-cell table:style-name="ce26" office:value-type="string" calcext:value-type="string">
            <text:p>Volumen</text:p>
          </table:table-cell>
          <table:table-cell table:style-name="ce26" table:number-columns-repeated="2"/>
          <table:table-cell table:style-name="ce30" table:number-columns-repeated="2"/>
          <table:table-cell table:style-name="ce26" table:number-columns-repeated="2"/>
          <table:table-cell table:style-name="ce30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[.E8]*[.F8]" office:value-type="float" office:value="12" calcext:value-type="float">
            <text:p>1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[.H8]*[$'1RM Table'.$B$37]" office:value-type="float" office:value="0.7482" calcext:value-type="float">
            <text:p>0.75</text:p>
          </table:table-cell>
          <table:table-cell table:style-name="ce26" office:value-type="float" office:value="0.87" calcext:value-type="float">
            <text:p>0.87</text:p>
          </table:table-cell>
          <table:table-cell table:style-name="ce26" table:number-columns-repeated="2"/>
          <table:table-cell table:style-name="ce30" table:formula="of:=[.G8]*[$'1RM Table'.$B$6]" office:value-type="float" office:value="89.6281250000002" calcext:value-type="float">
            <text:p>89.63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E9]*[.F9]" office:value-type="float" office:value="9" calcext:value-type="float">
            <text:p>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31" table:formula="of:=[.H9]*[$'1RM Table'.$B$36]" office:value-type="float" office:value="0.8316" calcext:value-type="float">
            <text:p>0.83</text:p>
          </table:table-cell>
          <table:table-cell table:style-name="ce30" office:value-type="float" office:value="0.945" calcext:value-type="float">
            <text:p>0.95</text:p>
          </table:table-cell>
          <table:table-cell table:style-name="ce26" table:number-columns-repeated="2"/>
          <table:table-cell table:style-name="ce30" table:formula="of:=[.G9]*[$'1RM Table'.$B$6]" office:value-type="float" office:value="99.6187500000003" calcext:value-type="float">
            <text:p>99.62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E10]*[.F10]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0]*[$'1RM Table'.$B$35]" office:value-type="float" office:value="0.9" calcext:value-type="float">
            <text:p>0.90</text:p>
          </table:table-cell>
          <table:table-cell table:style-name="ce30" table:formula="of:=[.H11]-0.05" office:value-type="float" office:value="1" calcext:value-type="float">
            <text:p>1.00</text:p>
          </table:table-cell>
          <table:table-cell table:style-name="ce26" table:number-columns-repeated="2"/>
          <table:table-cell table:style-name="ce30" table:formula="of:=[.G10]*[$'1RM Table'.$B$6]" office:value-type="float" office:value="107.8125" calcext:value-type="float">
            <text:p>107.81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E11]*[.F11]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1]*[$'1RM Table'.$B$34]" office:value-type="float" office:value="0.9765" calcext:value-type="float">
            <text:p>0.98</text:p>
          </table:table-cell>
          <table:table-cell table:style-name="ce30" office:value-type="float" office:value="1.05" calcext:value-type="float">
            <text:p>1.05</text:p>
          </table:table-cell>
          <table:table-cell table:style-name="ce26" table:number-columns-repeated="2"/>
          <table:table-cell table:style-name="ce30" table:formula="of:=[.G11]*[$'1RM Table'.$B$6]" office:value-type="float" office:value="116.9765625" calcext:value-type="float">
            <text:p>116.98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29" office:value-type="string" calcext:value-type="string">
            <text:p>VOLUME ++</text:p>
          </table:table-cell>
          <table:table-cell table:style-name="ce26"/>
          <table:table-cell table:style-name="ce26" office:value-type="string" calcext:value-type="string">
            <text:p>Push Press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Relative Intensity</text:p>
          </table:table-cell>
          <table:table-cell table:style-name="ce26" table:number-columns-repeated="2"/>
          <table:table-cell table:style-name="ce30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/>
          <table:table-cell table:style-name="ce26" table:number-columns-repeated="2"/>
          <table:table-cell table:style-name="ce26" office:value-type="string" calcext:value-type="string">
            <text:p>Volumen</text:p>
          </table:table-cell>
          <table:table-cell table:style-name="ce26" table:number-columns-repeated="2"/>
          <table:table-cell table:style-name="ce30" table:number-columns-repeated="2"/>
          <table:table-cell table:style-name="ce26" table:number-columns-repeated="2"/>
          <table:table-cell table:style-name="ce30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[.E17]*[.F17]" office:value-type="float" office:value="20" calcext:value-type="float">
            <text:p>20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30" table:formula="of:=[.H17]*[$'1RM Table'.$B$36]" office:value-type="float" office:value="0.7304" calcext:value-type="float">
            <text:p>0.73</text:p>
          </table:table-cell>
          <table:table-cell table:style-name="ce30" office:value-type="float" office:value="0.83" calcext:value-type="float">
            <text:p>0.83</text:p>
          </table:table-cell>
          <table:table-cell table:style-name="ce26" table:number-columns-repeated="2"/>
          <table:table-cell table:style-name="ce30" table:formula="of:=[.G17]*[$'1RM Table'.$B$5]" office:value-type="float" office:value="74.610752688172" calcext:value-type="float">
            <text:p>74.61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E18]*[.F18]" office:value-type="float" office:value="16" calcext:value-type="float">
            <text:p>16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style-name="ce30" table:formula="of:=[.H18]*[$'1RM Table'.$B$35]" office:value-type="float" office:value="0.792" calcext:value-type="float">
            <text:p>0.79</text:p>
          </table:table-cell>
          <table:table-cell table:style-name="ce30" table:formula="of:=[.H17]+0.05" office:value-type="float" office:value="0.88" calcext:value-type="float">
            <text:p>0.88</text:p>
          </table:table-cell>
          <table:table-cell table:style-name="ce26" table:number-columns-repeated="2"/>
          <table:table-cell table:style-name="ce30" table:formula="of:=[.G18]*[$'1RM Table'.$B$5]" office:value-type="float" office:value="80.9032258064516" calcext:value-type="float">
            <text:p>80.9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E19]*[.F19]" office:value-type="float" office:value="15" calcext:value-type="float">
            <text:p>1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style-name="ce30" table:formula="of:=[.H19]*[$'1RM Table'.$B$34]" office:value-type="float" office:value="0.8649" calcext:value-type="float">
            <text:p>0.86</text:p>
          </table:table-cell>
          <table:table-cell table:style-name="ce30" table:formula="of:=[.H18]+0.05" office:value-type="float" office:value="0.93" calcext:value-type="float">
            <text:p>0.93</text:p>
          </table:table-cell>
          <table:table-cell table:style-name="ce26" table:number-columns-repeated="2"/>
          <table:table-cell table:style-name="ce30" table:formula="of:=[.G19]*[$'1RM Table'.$B$5]" office:value-type="float" office:value="88.35" calcext:value-type="float">
            <text:p>88.35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E20]*[.F20]" office:value-type="float" office:value="9" calcext:value-type="float">
            <text:p>9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style-name="ce30" table:formula="of:=[.H20]*[$'1RM Table'.$B$34]" office:value-type="float" office:value="0.7" calcext:value-type="float">
            <text:p>0.70</text:p>
          </table:table-cell>
          <table:table-cell table:style-name="ce30" office:value-type="float" office:value="0.752688172043011" calcext:value-type="float">
            <text:p>0.75</text:p>
          </table:table-cell>
          <table:table-cell table:style-name="ce26" table:number-columns-repeated="2"/>
          <table:table-cell table:style-name="ce30" table:formula="of:=[.G20]*[$'1RM Table'.$B$6]" office:value-type="float" office:value="83.8541666666667" calcext:value-type="float">
            <text:p>83.85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table:style-name="ce28" office:value-type="string" calcext:value-type="string">
            <text:p>VOLUME </text:p>
          </table:table-cell>
          <table:table-cell table:style-name="ce26"/>
          <table:table-cell table:style-name="ce26" office:value-type="string" calcext:value-type="string">
            <text:p>Clean and Jerk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Relative Intensity</text:p>
          </table:table-cell>
          <table:table-cell table:style-name="ce26" table:number-columns-repeated="2"/>
          <table:table-cell table:style-name="ce36" office:value-type="string" calcext:value-type="string">
            <text:p>Weight</text:p>
          </table:table-cell>
          <table:table-cell table:style-name="ce1" office:value-type="string" calcext:value-type="string">
            <text:p>oriented on clean MAX!</text:p>
          </table:table-cell>
          <table:table-cell table:style-name="ce1"/>
        </table:table-row>
        <table:table-row table:style-name="ro1">
          <table:table-cell/>
          <table:table-cell table:style-name="ce26" table:number-columns-repeated="2"/>
          <table:table-cell table:style-name="ce26" office:value-type="string" calcext:value-type="string">
            <text:p>Volumen</text:p>
          </table:table-cell>
          <table:table-cell table:style-name="ce26" table:number-columns-repeated="2"/>
          <table:table-cell table:style-name="ce30" table:number-columns-repeated="2"/>
          <table:table-cell table:style-name="ce26" table:number-columns-repeated="2"/>
          <table:table-cell table:style-name="ce30"/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formula="of:=[.E25]*[.F25]" office:value-type="float" office:value="10" calcext:value-type="float">
            <text:p>10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[.H25]*[$'1RM Table'.$B$33]" office:value-type="float" office:value="0.8352" calcext:value-type="float">
            <text:p>0.84</text:p>
          </table:table-cell>
          <table:table-cell table:style-name="ce26" office:value-type="float" office:value="0.87" calcext:value-type="float">
            <text:p>0.87</text:p>
          </table:table-cell>
          <table:table-cell table:style-name="ce26" table:number-columns-repeated="2"/>
          <table:table-cell table:style-name="ce30" table:formula="of:=[.G25]*[$'1RM Table'.$B$11]" office:value-type="float" office:value="91.872" calcext:value-type="float">
            <text:p>91.87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[.E26]*[.F26]" office:value-type="float" office:value="6" calcext:value-type="float">
            <text:p>6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30" table:formula="of:=[.H26]*[$'1RM Table'.$B$33]" office:value-type="float" office:value="0.9072" calcext:value-type="float">
            <text:p>0.91</text:p>
          </table:table-cell>
          <table:table-cell table:style-name="ce30" office:value-type="float" office:value="0.945" calcext:value-type="float">
            <text:p>0.95</text:p>
          </table:table-cell>
          <table:table-cell table:style-name="ce26" table:number-columns-repeated="2"/>
          <table:table-cell table:style-name="ce30" table:formula="of:=[.G26]*[$'1RM Table'.$B$11]" office:value-type="float" office:value="99.792" calcext:value-type="float">
            <text:p>99.79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formula="of:=[.E27]*[.F27]" office:value-type="float" office:value="4" calcext:value-type="float">
            <text:p>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" calcext:value-type="float">
            <text:p>1</text:p>
          </table:table-cell>
          <table:table-cell table:style-name="ce30" table:formula="of:=[.H27]*[$'1RM Table'.$B$32]" office:value-type="float" office:value="1" calcext:value-type="float">
            <text:p>1.00</text:p>
          </table:table-cell>
          <table:table-cell table:style-name="ce30" table:formula="of:=[.H28]-0.05" office:value-type="float" office:value="1" calcext:value-type="float">
            <text:p>1.00</text:p>
          </table:table-cell>
          <table:table-cell table:style-name="ce26" table:number-columns-repeated="2"/>
          <table:table-cell table:style-name="ce30" table:formula="of:=[.G27]*[$'1RM Table'.$B$11]" office:value-type="float" office:value="110" calcext:value-type="float">
            <text:p>110.00</text:p>
          </table:table-cell>
          <table:table-cell table:number-columns-repeated="2"/>
        </table:table-row>
        <table:table-row table:style-name="ro1">
          <table:table-cell/>
          <table:table-cell table:style-name="ce26" office:value-type="string" calcext:value-type="string">
            <text:p>Cycle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formula="of:=[.E28]*[.F28]" office:value-type="float" office:value="1" calcext:value-type="float">
            <text:p>1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30" table:formula="of:=[.H28]*[$'1RM Table'.$B$32]" office:value-type="float" office:value="1.05" calcext:value-type="float">
            <text:p>1.05</text:p>
          </table:table-cell>
          <table:table-cell table:style-name="ce30" office:value-type="float" office:value="1.05" calcext:value-type="float">
            <text:p>1.05</text:p>
          </table:table-cell>
          <table:table-cell table:style-name="ce26" table:number-columns-repeated="2"/>
          <table:table-cell table:style-name="ce30" table:formula="of:=[.G28]*[$'1RM Table'.$B$11]" office:value-type="float" office:value="115.5" calcext:value-type="float">
            <text:p>115.50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ulls" table:style-name="ta1">
        <table:table-column table:style-name="co1" table:default-cell-style-name="Default"/>
        <table:table-column table:style-name="co1" table:number-columns-repeated="2" table:default-cell-style-name="ce26"/>
        <table:table-column table:style-name="co11" table:default-cell-style-name="ce26"/>
        <table:table-column table:style-name="co1" table:default-cell-style-name="ce26"/>
        <table:table-column table:style-name="co4" table:default-cell-style-name="ce26"/>
        <table:table-column table:style-name="co14" table:default-cell-style-name="ce30"/>
        <table:table-column table:style-name="co13" table:default-cell-style-name="ce30"/>
        <table:table-column table:style-name="co1" table:number-columns-repeated="2" table:default-cell-style-name="ce26"/>
        <table:table-column table:style-name="co1" table:default-cell-style-name="ce30"/>
        <table:table-column table:style-name="co1" table:default-cell-style-name="Default"/>
        <table:table-row table:style-name="ro1">
          <table:table-cell/>
          <table:table-cell table:style-name="Default" table:number-columns-repeated="3"/>
          <table:table-cell table:style-name="ce32"/>
          <table:table-cell table:style-name="ce33"/>
          <table:table-cell table:style-name="Default" table:number-columns-repeated="5"/>
          <table:table-cell/>
        </table:table-row>
        <table:table-row table:style-name="ro1">
          <table:table-cell/>
          <table:table-cell table:style-name="Default" table:number-columns-repeated="4"/>
          <table:table-cell table:style-name="ce33"/>
          <table:table-cell table:style-name="ce26"/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28" office:value-type="string" calcext:value-type="string">
            <text:p>VOLUME </text:p>
          </table:table-cell>
          <table:table-cell/>
          <table:table-cell office:value-type="string" calcext:value-type="string">
            <text:p>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8]*[.F8]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[.H8]*[$'1RM Table'.$B$35]" office:value-type="float" office:value="0.783" calcext:value-type="float">
            <text:p>0.78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8]*[$'1RM Table'.$B$4]" office:value-type="float" office:value="155.710227272727" calcext:value-type="float">
            <text:p>155.7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9]*[.F9]" office:value-type="float" office:value="9" calcext:value-type="float">
            <text:p>9</text:p>
          </table:table-cell>
          <table:table-cell table:number-columns-repeated="2" table:style-name="ce27" office:value-type="float" office:value="3" calcext:value-type="float">
            <text:p>3</text:p>
          </table:table-cell>
          <table:table-cell table:style-name="ce31" table:formula="of:=[.H9]*[$'1RM Table'.$B$34]" office:value-type="float" office:value="0.87885" calcext:value-type="float">
            <text:p>0.88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9]*[$'1RM Table'.$B$4]" office:value-type="float" office:value="174.771306818182" calcext:value-type="float">
            <text:p>174.7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0]*[.F10]" office:value-type="float" office:value="6" calcext:value-type="float">
            <text:p>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[.H10]*[$'1RM Table'.$B$33]" office:value-type="float" office:value="0.96" calcext:value-type="float">
            <text:p>0.96</text:p>
          </table:table-cell>
          <table:table-cell table:formula="of:=[.H11]-0.05" office:value-type="float" office:value="1" calcext:value-type="float">
            <text:p>1.00</text:p>
          </table:table-cell>
          <table:table-cell table:number-columns-repeated="2"/>
          <table:table-cell table:formula="of:=[.G10]*[$'1RM Table'.$B$4]" office:value-type="float" office:value="190.909090909091" calcext:value-type="float">
            <text:p>190.9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11]*[.F11]" office:value-type="float" office:value="1" calcext:value-type="float">
            <text:p>1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31" table:formula="of:=[.H11]*[$'1RM Table'.$B$32]" office:value-type="float" office:value="1.05" calcext:value-type="float">
            <text:p>1.05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11]*[$'1RM Table'.$B$4]" office:value-type="float" office:value="208.806818181818" calcext:value-type="float">
            <text:p>208.81</text:p>
          </table:table-cell>
          <table:table-cell office:value-type="string" calcext:value-type="string">
            <text:p>MAX</text:p>
          </table:table-cell>
        </table:table-row>
        <table:table-row table:style-name="ro1" table:number-rows-repeated="3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29" office:value-type="string" calcext:value-type="string">
            <text:p>VOLUME ++</text:p>
          </table:table-cell>
          <table:table-cell/>
          <table:table-cell office:value-type="string" calcext:value-type="string">
            <text:p>Deficit Deadlift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formula="of:=[.G17]*[$'1RM Table'.$B$17]" office:value-type="float" office:value="105.555555555556" calcext:value-type="float">
            <text:p>105.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18]*[.F18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.80</text:p>
          </table:table-cell>
          <table:table-cell table:formula="of:=[.H17]+0.05" office:value-type="float" office:value="0.82" calcext:value-type="float">
            <text:p>0.82</text:p>
          </table:table-cell>
          <table:table-cell table:number-columns-repeated="2"/>
          <table:table-cell table:formula="of:=[.G18]*[$'1RM Table'.$B$17]" office:value-type="float" office:value="111.666666666667" calcext:value-type="float">
            <text:p>111.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19]*[.F1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848" calcext:value-type="float">
            <text:p>0.85</text:p>
          </table:table-cell>
          <table:table-cell table:formula="of:=[.H18]+0.05" office:value-type="float" office:value="0.87" calcext:value-type="float">
            <text:p>0.87</text:p>
          </table:table-cell>
          <table:table-cell table:number-columns-repeated="2"/>
          <table:table-cell table:formula="of:=[.G19]*[$'1RM Table'.$B$17]" office:value-type="float" office:value="117.777777777778" calcext:value-type="float">
            <text:p>117.7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0]*[.F2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" calcext:value-type="float">
            <text:p>0.70</text:p>
          </table:table-cell>
          <table:table-cell office:value-type="float" office:value="0.72" calcext:value-type="float">
            <text:p>0.72</text:p>
          </table:table-cell>
          <table:table-cell table:number-columns-repeated="2"/>
          <table:table-cell table:formula="of:=[.G20]*[$'1RM Table'.$B$17]" office:value-type="float" office:value="97.2222222222223" calcext:value-type="float">
            <text:p>97.22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10"/>
          <table:table-cell/>
        </table:table-row>
        <table:table-row table:style-name="ro1">
          <table:table-cell/>
          <table:table-cell table:style-name="ce27" office:value-type="string" calcext:value-type="string">
            <text:p>VOLUME +</text:p>
          </table:table-cell>
          <table:table-cell/>
          <table:table-cell office:value-type="string" calcext:value-type="string">
            <text:p>SLDL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lative Intensity</text:p>
          </table:table-cell>
          <table:table-cell table:number-columns-repeated="2"/>
          <table:table-cell office:value-type="string" calcext:value-type="string">
            <text:p>Weigh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1" calcext:value-type="float">
            <text:p>1</text:p>
          </table:table-cell>
          <table:table-cell table:formula="of:=[.E25]*[.F25]" office:value-type="float" office:value="18" calcext:value-type="float">
            <text:p>1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31" table:formula="of:=[.H25]*[$'1RM Table'.$B$37]" office:value-type="float" office:value="0.7482" calcext:value-type="float">
            <text:p>0.75</text:p>
          </table:table-cell>
          <table:table-cell table:style-name="ce26" office:value-type="float" office:value="0.87" calcext:value-type="float">
            <text:p>0.87</text:p>
          </table:table-cell>
          <table:table-cell table:number-columns-repeated="2"/>
          <table:table-cell table:formula="of:=[.G25]*[$'1RM Table'.$B$24]" office:value-type="float" office:value="165.794318181818" calcext:value-type="float">
            <text:p>165.7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15" calcext:value-type="float">
            <text:p>1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31" table:formula="of:=[.H26]*[$'1RM Table'.$B$36]" office:value-type="float" office:value="0.8316" calcext:value-type="float">
            <text:p>0.83</text:p>
          </table:table-cell>
          <table:table-cell office:value-type="float" office:value="0.945" calcext:value-type="float">
            <text:p>0.95</text:p>
          </table:table-cell>
          <table:table-cell table:number-columns-repeated="2"/>
          <table:table-cell table:formula="of:=[.G26]*[$'1RM Table'.$B$24]" office:value-type="float" office:value="184.275" calcext:value-type="float">
            <text:p>184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3" calcext:value-type="float">
            <text:p>3</text:p>
          </table:table-cell>
          <table:table-cell table:formula="of:=[.E27]*[.F27]" office:value-type="float" office:value="12" calcext:value-type="float">
            <text:p>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31" table:formula="of:=[.H27]*[$'1RM Table'.$B$35]" office:value-type="float" office:value="0.9" calcext:value-type="float">
            <text:p>0.90</text:p>
          </table:table-cell>
          <table:table-cell table:formula="of:=[.H28]-0.05" office:value-type="float" office:value="1" calcext:value-type="float">
            <text:p>1.00</text:p>
          </table:table-cell>
          <table:table-cell table:number-columns-repeated="2"/>
          <table:table-cell table:formula="of:=[.G27]*[$'1RM Table'.$B$24]" office:value-type="float" office:value="199.431818181818" calcext:value-type="float">
            <text:p>199.4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ycle</text:p>
          </table:table-cell>
          <table:table-cell office:value-type="float" office:value="4" calcext:value-type="float">
            <text:p>4</text:p>
          </table:table-cell>
          <table:table-cell table:formula="of:=[.E28]*[.F28]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1" table:formula="of:=[.H28]*[$'1RM Table'.$B$34]" office:value-type="float" office:value="0.9765" calcext:value-type="float">
            <text:p>0.98</text:p>
          </table:table-cell>
          <table:table-cell office:value-type="float" office:value="1.05" calcext:value-type="float">
            <text:p>1.05</text:p>
          </table:table-cell>
          <table:table-cell table:number-columns-repeated="2"/>
          <table:table-cell table:formula="of:=[.G28]*[$'1RM Table'.$B$24]" office:value-type="float" office:value="216.383522727273" calcext:value-type="float">
            <text:p>216.38</text:p>
          </table:table-cell>
          <table:table-cell/>
        </table:table-row>
      </table:table>
      <table:table table:name="Jumping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Jumping Variation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olumen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Box Height</text:p>
          </table:table-cell>
          <table:table-cell table:style-name="ce26" table:number-columns-repeated="2"/>
          <table:table-cell table:style-name="ce30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8]*[.F8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1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9]*[.F9]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0]*[.F10]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8:.D10])"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Box Height</text:p>
          </table:table-cell>
          <table:table-cell table:style-name="ce26" table:number-columns-repeated="2"/>
          <table:table-cell table:style-name="ce30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3]*[.F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2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4]*[.F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 + 5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15]*[.F1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 + 30 kg</text:p>
          </table:table-cell>
          <table:table-cell table:number-columns-repeated="3"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table:formula="of:=SUM([.D13:.D15])"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Box Height</text:p>
          </table:table-cell>
          <table:table-cell table:style-name="ce26" table:number-columns-repeated="2"/>
          <table:table-cell table:style-name="ce30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18]*[.F18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3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19]*[.F19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0]*[.F20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odyweight + 35 kg</text:p>
          </table:table-cell>
          <table:table-cell table:number-columns-repeated="3"/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table:formula="of:=SUM([.D18:.D20]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Box Height</text:p>
          </table:table-cell>
          <table:table-cell table:style-name="ce26" table:number-columns-repeated="2"/>
          <table:table-cell table:style-name="ce30" office:value-type="string" calcext:value-type="string">
            <text:p>Weigh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pth Jumps</text:p>
          </table:table-cell>
          <table:table-cell table:formula="of:=[.E23]*[.F23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Pause from Bottom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eighted Squat Jump</text:p>
          </table:table-cell>
          <table:table-cell table:formula="of:=[.E25]*[.F25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dyweight + 20 kg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3"/>
          <table:table-cell table:formula="of:=SUM([.D23:.D25])" office:value-type="float" office:value="18" calcext:value-type="float">
            <text:p>18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tand Jump</text:p>
          </table:table-cell>
          <table:table-cell office:value-type="string" calcext:value-type="string">
            <text:p>Volumen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0]*[.F30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31]*[.F3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ycle 4</text:p>
          </table:table-cell>
          <table:table-cell table:style-name="ce1" table:number-columns-repeated="3"/>
          <table:table-cell table:style-name="ce1" office:value-type="string" calcext:value-type="string">
            <text:p>MAX</text:p>
          </table:table-cell>
          <table:table-cell table:style-name="ce1"/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Run Jump</text:p>
          </table:table-cell>
          <table:table-cell office:value-type="string" calcext:value-type="string">
            <text:p>Volumen</text:p>
          </table:table-cell>
          <table:table-cell table:style-name="ce26" office:value-type="string" calcext:value-type="string">
            <text:p>Set</text:p>
          </table:table-cell>
          <table:table-cell table:style-name="ce26" office:value-type="string" calcext:value-type="string">
            <text:p>Rep</text:p>
          </table:table-cell>
          <table:table-cell table:style-name="ce30" office:value-type="string" calcext:value-type="string">
            <text:p>Intensity</text:p>
          </table:table-cell>
          <table:table-cell table:style-name="ce30" office:value-type="string" calcext:value-type="string">
            <text:p>Box Heigh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1</text:p>
          </table:table-cell>
          <table:table-cell table:formula="of:=[.E39]*[.F39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L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2</text:p>
          </table:table-cell>
          <table:table-cell table:formula="of:=[.E40]*[.F40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ycle 3</text:p>
          </table:table-cell>
          <table:table-cell table:formula="of:=[.E41]*[.F4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dyweight</text:p>
          </table:table-cell>
          <table:table-cell office:value-type="string" calcext:value-type="string">
            <text:p>Mid + 5M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Cycle 4</text:p>
          </table:table-cell>
          <table:table-cell table:style-name="ce1" table:number-columns-repeated="3"/>
          <table:table-cell table:style-name="ce1" office:value-type="string" calcext:value-type="string">
            <text:p>MAX</text:p>
          </table:table-cell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07:55:54.212583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09:15:15.053248936</meta:creation-date>
    <meta:generator>LibreOffice/5.2.7.2$Linux_X86_64 LibreOffice_project/20m0$Build-2</meta:generator>
    <dc:date>2018-06-06T09:07:13.624630441</dc:date>
    <meta:editing-duration>PT14H9M10S</meta:editing-duration>
    <meta:editing-cycles>5</meta:editing-cycles>
    <meta:document-statistic meta:table-count="8" meta:cell-count="894" meta:object-count="0"/>
  </office:meta>
</office:document-meta>
</file>